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6da" officeooo:paragraph-rsid="000126da"/>
    </style:style>
    <style:style style:name="P2" style:family="paragraph" style:parent-style-name="Standard">
      <style:text-properties fo:font-weight="bold" officeooo:rsid="000126da" officeooo:paragraph-rsid="000126da" style:font-weight-asian="bold" style:font-weight-complex="bold"/>
    </style:style>
    <style:style style:name="P3" style:family="paragraph" style:parent-style-name="Standard">
      <style:text-properties fo:font-weight="bold" officeooo:rsid="0001876d" officeooo:paragraph-rsid="0001876d" style:font-weight-asian="bold" style:font-weight-complex="bold"/>
    </style:style>
    <style:style style:name="P4" style:family="paragraph" style:parent-style-name="Standard" style:list-style-name="L2">
      <style:text-properties fo:font-weight="bold" officeooo:rsid="0001be3e" officeooo:paragraph-rsid="0001be3e" style:font-weight-asian="bold" style:font-weight-complex="bold"/>
    </style:style>
    <style:style style:name="P5" style:family="paragraph" style:parent-style-name="Standard">
      <style:text-properties fo:font-weight="bold" officeooo:rsid="00030c2a" officeooo:paragraph-rsid="00030c2a" style:font-weight-asian="bold" style:font-weight-complex="bold"/>
    </style:style>
    <style:style style:name="P6" style:family="paragraph" style:parent-style-name="Standard" style:list-style-name="L3">
      <style:text-properties fo:font-weight="bold" officeooo:rsid="00030c2a" officeooo:paragraph-rsid="00030c2a" style:font-weight-asian="bold" style:font-weight-complex="bold"/>
    </style:style>
    <style:style style:name="P7" style:family="paragraph" style:parent-style-name="Standard" style:list-style-name="L3">
      <style:text-properties fo:font-weight="bold" officeooo:rsid="00030c2a" officeooo:paragraph-rsid="0006640a" style:font-weight-asian="bold" style:font-weight-complex="bold"/>
    </style:style>
    <style:style style:name="P8" style:family="paragraph" style:parent-style-name="Standard" style:list-style-name="L1">
      <style:text-properties fo:font-weight="normal" officeooo:rsid="000126da" officeooo:paragraph-rsid="000126da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1876d" officeooo:paragraph-rsid="0001876d" style:font-weight-asian="normal" style:font-weight-complex="normal"/>
    </style:style>
    <style:style style:name="T1" style:family="text">
      <style:text-properties officeooo:rsid="000187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3f9a" style:font-weight-asian="normal" style:font-weight-complex="normal"/>
    </style:style>
    <style:style style:name="T4" style:family="text">
      <style:text-properties fo:font-weight="normal" officeooo:rsid="0006640a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ша, ответ на твои замечания от 26.11.2016T02:02.</text:p>
      <text:p text:style-name="P1"/>
      <text:p text:style-name="P2">Общие положения.</text:p>
      <text:list xml:id="list547874514726773854" text:style-name="L1">
        <text:list-item>
          <text:p text:style-name="P8">Отправка письма зарегистрированным на сайте исполнителям. Это понятно.</text:p>
        </text:list-item>
        <text:list-item>
          <text:p text:style-name="P8">Личная реклама. Я об этом не думал, можно принять то что ты предлагаешь (в верхней части справа). Тогда вопрос, кто получит право на эту рамку, если будет несколько претендентов ? Возможно просто выделить <text:s/>правую колонку под рекламу и сделать там несколько блоков. Если число претендентов будет больше отведённого места, то делать прокрутку. Это возможные варианты.</text:p>
        </text:list-item>
        <text:list-item>
          <text:p text:style-name="P8">Приглашать на субподряд. То что ты называешь субподрядом — это по сути новый заказ. <text:span text:style-name="T1">Ты можешь его разместить, при желании ( если это важно) указать, что это часть большого заказа, и выбрать для его исполнения единственного исполнителя, который получит предложение на выполнение. </text:span><text:s text:c="4"/></text:p>
        </text:list-item>
        <text:list-item>
          <text:p text:style-name="P9">Банеры. Тоже самое, что и пункт 2. Вставить полосу в нужном месте на странице.</text:p>
        </text:list-item>
        <text:list-item>
          <text:p text:style-name="P9">Оплата. Формы оплаты. Я ими не занимался, для примера пришли ссылку.</text:p>
        </text:list-item>
      </text:list>
      <text:p text:style-name="Standard"/>
      <text:p text:style-name="P3">Исполнители работ. </text:p>
      <text:list xml:id="list804229749393143947" text:style-name="L2">
        <text:list-item>
          <text:p text:style-name="P4"><text:span text:style-name="T2">Подразделения по городам. Что это ? В нашей модели, исполнитель имеет конкретный e-mail, на который придёт сообщение о наличии заказа. Тогда, что такое подразделение — другой исполнитель ?</text:span></text:p>
        </text:list-item>
        <text:list-item>
          <text:p text:style-name="P4"><text:span text:style-name="T2">Профиль. Здесь всё понятно. Ссылка на сайт исполнителя. В варианте pere-stroika.ru она есть, поэтому я её упомянул. Здесь как скажешь.</text:span></text:p>
        </text:list-item>
      </text:list>
      <text:p text:style-name="Standard"/>
      <text:p text:style-name="P5">Форма «Сделать заказ». </text:p>
      <text:list xml:id="list4287238269185424631" text:style-name="L3">
        <text:list-item>
          <text:p text:style-name="P6"><text:span text:style-name="T2">Число направлений в заказе. Одно или несколько. Мне, кажется правильным, следовать правилу: один заказ — одно направление работ. Попробую обосновать это. Я смотрел сайты, посвящённые алмазному бурению. Это по сути дела бригады с узко специализированной деятельностью. </text:span></text:p>
          <text:p text:style-name="P7"><text:span text:style-name="T2">Рассмотрим ситуацию. Ты подрядчик, у тебя стройка. Ты размещаешь специализированные заказы по нужным направлениям. Получив отклики, можешь выбрать среди претендентов того исполнителя, который «подхватил» все или большинство заказов. </text:span><text:span text:style-name="T3">Выбор за тобой — заказчиком. Если допустить комплексный заказ, то число претендентов, способных взять весь комплекс работ будет мал или 0. Конечно, найдётся кто-то хитрый, который объявит что умеет делать всё, будет хватать все заказы, а затем передавать их на субподряд. Как я понимаю, наша задача обеспечить взаимодействие с мах большим числом исполнителей, и уже среди них выбирать наиболее подходящего. Например, у кого-то есть мехлопата и пара грузовиков, он может взять заказ на вывоз мусора, но комплекный заказ до него не дойдёт. Или придётся сильно усложнять модель, когда единицей работы являетя не заказ, а какая-то его часть.</text:span></text:p>
        </text:list-item>
        <text:list-item>
          <text:p text:style-name="P7"><text:span text:style-name="T4">Поле добавить исполнителя. Здесь добавить — означает выбрать одного или нескольких из претендентов , может быть одного конкретного</text:span><text:span text:style-name="T3">. </text:span><text:span text:style-name="T4">Здесь мы с тобой говорим об одном.</text:span></text:p>
        </text:list-item>
      </text:list>
      <text:list xml:id="list192931287244468" text:continue-list="list804229749393143947" text:style-name="L2">
        <text:list-header>
          <text:p text:style-name="P4"><text:span text:style-name="T2"><text:s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8:11:31.900075285</meta:creation-date>
    <dc:date>2016-11-26T19:29:31.112148926</dc:date>
    <meta:editing-duration>PT6M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382" meta:character-count="2617" meta:non-whitespace-character-count="2243"/>
  </office:meta>
</office:document-meta>
</file>